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7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7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0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0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0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7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7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7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7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7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70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7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7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7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7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7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7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7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0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7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7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7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7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7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70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70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0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7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7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7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/>
          <table:table-cell office:value-type="string" calcext:value-type="string">
            <text:p>************</text:p>
          </table:table-cell>
          <table:table-cell table:number-columns-repeated="6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7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7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7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70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7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7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7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7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7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7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7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7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7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7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7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7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7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7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7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7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7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7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7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70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1:42:34.081013196</meta:creation-date>
    <dc:date>2017-11-06T11:50:23.105401994</dc:date>
    <meta:editing-duration>PT7M50S</meta:editing-duration>
    <meta:editing-cycles>1</meta:editing-cycles>
    <meta:document-statistic meta:table-count="1" meta:cell-count="172" meta:object-count="0"/>
    <meta:generator>LibreOffice/5.1.6.2$Linux_X86_64 LibreOffice_project/10m0$Build-2</meta:generator>
  </office:meta>
</office:document-meta>
</file>